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f934a" officeooo:paragraph-rsid="001f934a"/>
    </style:style>
    <style:style style:name="P2" style:family="paragraph" style:parent-style-name="Standard">
      <style:text-properties style:font-name="Linux Libertine O" officeooo:rsid="001f934a" officeooo:paragraph-rsid="001f9060"/>
    </style:style>
    <style:style style:name="P3" style:family="paragraph" style:parent-style-name="Standard">
      <style:text-properties style:font-name="Linux Libertine O" officeooo:rsid="001f934a" officeooo:paragraph-rsid="00281971"/>
    </style:style>
    <style:style style:name="P4" style:family="paragraph" style:parent-style-name="Standard">
      <style:text-properties style:font-name="Linux Libertine O" officeooo:rsid="001f934a" officeooo:paragraph-rsid="0029f8f9"/>
    </style:style>
    <style:style style:name="P5" style:family="paragraph" style:parent-style-name="Heading">
      <style:text-properties style:font-name="Linux Libertine O"/>
    </style:style>
    <style:style style:name="P6" style:family="paragraph" style:parent-style-name="Standard">
      <style:text-properties style:font-name="Linux Libertine O" officeooo:rsid="002852d6" officeooo:paragraph-rsid="002852d6"/>
    </style:style>
    <style:style style:name="P7" style:family="paragraph" style:parent-style-name="Standard">
      <style:text-properties style:font-name="Linux Libertine O" officeooo:rsid="0029f8f9" officeooo:paragraph-rsid="0029f8f9"/>
    </style:style>
    <style:style style:name="P8" style:family="paragraph" style:parent-style-name="Heading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P9" style:family="paragraph" style:parent-style-name="Standard">
      <style:text-properties officeooo:paragraph-rsid="0028a21d"/>
    </style:style>
    <style:style style:name="P10" style:family="paragraph" style:parent-style-name="Heading_20_1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P11" style:family="paragraph" style:parent-style-name="Standard">
      <style:text-properties style:font-name="Linux Libertine O" officeooo:rsid="001f934a" officeooo:paragraph-rsid="0029f8f9"/>
    </style:style>
    <style:style style:name="P12" style:family="paragraph" style:parent-style-name="Standard">
      <style:text-properties style:font-name="Linux Libertine O" officeooo:rsid="001f934a" officeooo:paragraph-rsid="002b5395"/>
    </style:style>
    <style:style style:name="T1" style:family="text">
      <style:text-properties fo:color="#3465a4" loext:opacity="100%" fo:font-weight="bold" style:font-weight-asian="bold" style:font-weight-complex="bold"/>
    </style:style>
    <style:style style:name="T2" style:family="text">
      <style:text-properties fo:color="#3465a4" loext:opacity="100%" fo:font-weight="bold" officeooo:rsid="002375c3" style:font-weight-asian="bold" style:font-weight-complex="bold"/>
    </style:style>
    <style:style style:name="T3" style:family="text">
      <style:text-properties fo:color="#3465a4" loext:opacity="100%" fo:font-weight="bold" officeooo:rsid="00281971" style:font-weight-asian="bold" style:font-weight-complex="bold"/>
    </style:style>
    <style:style style:name="T4" style:family="text">
      <style:text-properties officeooo:rsid="0024fd87"/>
    </style:style>
    <style:style style:name="T5" style:family="text">
      <style:text-properties officeooo:rsid="00281971"/>
    </style:style>
    <style:style style:name="T6" style:family="text">
      <style:text-properties officeooo:rsid="002852d6"/>
    </style:style>
    <style:style style:name="T7" style:family="text">
      <style:text-properties style:font-name="Linux Libertine O" officeooo:rsid="001f934a"/>
    </style:style>
    <style:style style:name="T8" style:family="text">
      <style:text-properties style:font-name="Linux Libertine O" officeooo:rsid="0028a21d"/>
    </style:style>
    <style:style style:name="T9" style:family="text">
      <style:text-properties officeooo:rsid="0029f8f9"/>
    </style:style>
    <style:style style:name="T10" style:family="text">
      <style:text-properties officeooo:rsid="002b5395"/>
    </style:style>
    <style:style style:name="T11" style:family="text">
      <style:text-properties officeooo:rsid="002b613a"/>
    </style:style>
    <style:style style:name="T12" style:family="text">
      <style:text-properties officeooo:rsid="002cb3b4"/>
    </style:style>
    <style:style style:name="T13" style:family="text">
      <style:text-properties officeooo:rsid="002d3f22"/>
    </style:style>
    <style:style style:name="T14" style:family="text">
      <style:text-properties officeooo:rsid="002f2c8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5">Fuzhou red rice wine</text:span> (<text:span text:style-name="T6">~</text:span><text:span text:style-name="T4">4</text:span><text:span text:style-name="T5">00ml, 48-50 days</text:span>)</text:h>
      <text:p text:style-name="Standard">Recipe from <text:a xlink:type="simple" xlink:href="https://www.youtube.com/watch?v=IgXFTNbW2Vs" text:style-name="Internet_20_link" text:visited-style-name="Visited_20_Internet_20_Link">https://www.youtube.com/watch?v=IgXFTNbW2Vs</text:a></text:p>
      <text:p text:style-name="Standard"/>
      <text:p text:style-name="Standard"/>
      <text:p text:style-name="P5"><text:span text:style-name="T1">For </text:span><text:span text:style-name="T2">the </text:span><text:span text:style-name="T3">prep</text:span></text:p>
      <text:p text:style-name="P3"/>
      <text:p text:style-name="P3">250g glutinous rice cooked in 450-<text:span text:style-name="T10">500</text:span>ml water (~1.6 litres hot water for 1kg rice)</text:p>
      <text:p text:style-name="P9"><text:span text:style-name="T7">25g red fermented rice/dried yeast </text:span><text:span text:style-name="T8">(</text:span>紅粬米<text:span text:style-name="T8">)</text:span></text:p>
      <text:p text:style-name="P3">10g dry yeast ball</text:p>
      <text:p text:style-name="P3"/>
      <text:p text:style-name="P6">Large sealable jar (<text:span text:style-name="T10">min. </text:span>750ml capacity)</text:p>
      <text:p text:style-name="P7">Disposable plastic gloves</text:p>
      <text:p text:style-name="P3"/>
      <text:p text:style-name="P3"/>
      <text:p text:style-name="P3"/>
      <text:p text:style-name="P3">Cook the glutinous rice (in <text:span text:style-name="T6">a </text:span>rice cooker as normal) and completely cool, <text:span text:style-name="T6">it’s easiest to do this the night before and refrigerate it.</text:span></text:p>
      <text:p text:style-name="P3">Sterilise <text:span text:style-name="T6">the </text:span>jar <text:span text:style-name="T6">with boiling water</text:span> and air-dry.</text:p>
      <text:p text:style-name="P3"/>
      <text:p text:style-name="P4">Break down the yeast ball, <text:span text:style-name="T9">and b</text:span>litz <text:span text:style-name="T9">along with </text:span>the red rice in a mixer <text:span text:style-name="T10">until it’s a coarse powder – fewer large grains is better, as it helps to mix it through the rice evenly</text:span>.</text:p>
      <text:p text:style-name="P4"/>
      <text:p text:style-name="P12"><text:span text:style-name="T10">In the rice cooker break up the cold cooked rice a bit, </text:span>and <text:span text:style-name="T10">then</text:span> sprinkle <text:span text:style-name="T9">about a third of the yeast</text:span> mixture evenly on top. Wearing clean<text:span text:style-name="T9"> </text:span>gloves, mix well together into a dough, <text:span text:style-name="T9">sprinkling over the rest of the mixture in a couple of batches. </text:span><text:span text:style-name="T10">(You can transfer the rice </text:span>onto a sterilised tray <text:span text:style-name="T10">for this step if you prefer.)</text:span></text:p>
      <text:p text:style-name="P4"/>
      <text:p text:style-name="P4"><text:span text:style-name="T9">Add </text:span><text:span text:style-name="T10">the rice </text:span>to the jar <text:span text:style-name="T9">in chunks</text:span>, pressing down with a sterilised <text:span text:style-name="T10">spoon to leave space at the top of the jar</text:span>.</text:p>
      <text:p text:style-name="P3"/>
      <text:p text:style-name="P3"/>
      <text:p text:style-name="P8">For the <text:span text:style-name="T5">fermentation</text:span></text:p>
      <text:p text:style-name="P1"/>
      <text:p text:style-name="P2"><text:span text:style-name="T14">Mostly-</text:span>close the jar leaving a <text:span text:style-name="T14">small</text:span> gap <text:span text:style-name="T14">for gases to escape</text:span>, <text:span text:style-name="T14">cover loosely with a clean food bag,</text:span> and le<text:span text:style-name="T9">ave it</text:span> <text:span text:style-name="T9">unsealed</text:span> for 7-10 days. <text:span text:style-name="T10">Check it every half day or so to make sure gas bubbles haven’t pushed the mixture to the top of the jar.<text:line-break/>If it has, or </text:span><text:span text:style-name="T14">else</text:span><text:span text:style-name="T10"> after</text:span> 2 days, press down and mix with a sterilised <text:span text:style-name="T10">spoon</text:span>, and again at <text:span text:style-name="T10">roughly </text:span>the 5-day and 8 <text:span text:style-name="T10">to 10</text:span>-day marks after <text:span text:style-name="T9">preparation</text:span>. <text:span text:style-name="T10">(Leave it for longer it it looks like there is still a lot of gas being created – </text:span><text:span text:style-name="T14">plenty</text:span><text:span text:style-name="T10"> of small bubbles coming up.)</text:span></text:p>
      <text:p text:style-name="P2">If a white growth appears on the top in th<text:span text:style-name="T9">is</text:span> first 10 days, scrape it off <text:span text:style-name="T14">(including the surrounding mixture) </text:span>before mixing.</text:p>
      <text:p text:style-name="P2"/>
      <text:p text:style-name="P2">After the <text:span text:style-name="T9">thi</text:span>rd mix, seal the jar and leave it for 40-<text:span text:style-name="T11">45</text:span> days <text:span text:style-name="T12">(</text:span><text:span text:style-name="T14">a bit </text:span>longer in winter <text:span text:style-name="T12">if cooler)</text:span>.<text:line-break/>The jar should be kept out of direct sunlight but in ambient rather than cold conditions.</text:p>
      <text:p text:style-name="P2"/>
      <text:p text:style-name="P2"><text:span text:style-name="T9">When it is ready, you can o</text:span>ptionally strain the mixture to leave the wine only <text:span text:style-name="T14">(or with a bit of the fermented rice)</text:span>, or cook with it as-i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9-28T21:51:59.164218647</dc:date>
    <meta:editing-duration>PT59M14S</meta:editing-duration>
    <meta:editing-cycles>29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389" meta:character-count="2082" meta:non-whitespace-character-count="1713"/>
  </office:meta>
</office:document-meta>
</file>